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0cf560" officeooo:paragraph-rsid="000cf560" style:font-size-asian="15.75pt" style:font-size-complex="18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cf560" officeooo:paragraph-rsid="000cf560" style:font-size-asian="12.25pt" style:font-size-complex="14pt"/>
    </style:style>
    <style:style style:name="P3" style:family="paragraph" style:parent-style-name="Standard">
      <style:text-properties officeooo:paragraph-rsid="000cf560"/>
    </style:style>
    <style:style style:name="P4" style:family="paragraph" style:parent-style-name="Standard">
      <style:text-properties officeooo:rsid="000d091b" officeooo:paragraph-rsid="000d091b"/>
    </style:style>
    <style:style style:name="P5" style:family="paragraph" style:parent-style-name="Standard">
      <style:text-properties officeooo:rsid="000eaf97" officeooo:paragraph-rsid="000eaf97"/>
    </style:style>
    <style:style style:name="P6" style:family="paragraph" style:parent-style-name="Standard">
      <style:text-properties fo:font-style="normal" officeooo:rsid="000fff35" officeooo:paragraph-rsid="000fff35" style:font-style-asian="normal" style:font-style-complex="normal"/>
    </style:style>
    <style:style style:name="T1" style:family="text">
      <style:text-properties fo:font-size="12pt" style:text-underline-style="none" officeooo:rsid="000cf560" style:font-size-asian="10.5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</text:p>
      <text:p text:style-name="P1"/>
      <text:p text:style-name="P2">Ruby</text:p>
      <text:p text:style-name="P3"><text:span text:style-name="T1">1) Creación de arreglos: 1 - constructor literal: [ ], 2 - Array.new(), 3 - <text:s/>Array.new(dimension), 4 <text:s/>- Array.neẃ(dimension , mismo_valor) por ejemplo: Array.new(3, true) = [true, true, true], 5 – Mandándole un bloque como parámetro: </text:span>Array.new(4) {|i| i.to_s } #=&gt; ["0", "1", "2", "3"]</text:p>
      <text:p text:style-name="P4">Creación de hashes: 1 – constructor literal: {}, 2 – Hash.new() . Para que la clave de un hash sea cualquier objeto usar =&gt; , si se usan los ‘ : ‘ cada key sera un symbol.</text:p>
      <text:p text:style-name="P4"/>
      <text:p text:style-name="P5">2) Devuelve <text:span text:style-name="T2">false</text:span><text:span text:style-name="T3"> ya que crea dos objetos diferente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35:58.682119483</meta:creation-date>
    <meta:editing-duration>PT53S</meta:editing-duration>
    <meta:editing-cycles>2</meta:editing-cycles>
    <meta:generator>LibreOffice/5.1.6.2$Linux_X86_64 LibreOffice_project/10m0$Build-2</meta:generator>
    <dc:date>2017-09-06T16:36:42.268316431</dc:date>
    <meta:document-statistic meta:table-count="0" meta:image-count="0" meta:object-count="0" meta:page-count="1" meta:paragraph-count="5" meta:word-count="91" meta:character-count="523" meta:non-whitespace-character-count="432"/>
  </office:meta>
</office:document-meta>
</file>